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1d4" officeooo:paragraph-rsid="001f01d4"/>
    </style:style>
    <style:style style:name="P2" style:family="paragraph" style:parent-style-name="Standard">
      <style:text-properties officeooo:rsid="002065a6" officeooo:paragraph-rsid="002065a6"/>
    </style:style>
    <style:style style:name="P3" style:family="paragraph" style:parent-style-name="Standard">
      <style:text-properties officeooo:rsid="00213bbe" officeooo:paragraph-rsid="00213bbe"/>
    </style:style>
    <style:style style:name="P4" style:family="paragraph" style:parent-style-name="Standard">
      <style:text-properties officeooo:rsid="002336bf" officeooo:paragraph-rsid="002336bf"/>
    </style:style>
    <style:style style:name="P5" style:family="paragraph" style:parent-style-name="Standard">
      <style:text-properties officeooo:rsid="0024d190" officeooo:paragraph-rsid="0024d190"/>
    </style:style>
    <style:style style:name="P6" style:family="paragraph" style:parent-style-name="Standard">
      <style:text-properties officeooo:rsid="0025a537" officeooo:paragraph-rsid="0025a537"/>
    </style:style>
    <style:style style:name="P7" style:family="paragraph" style:parent-style-name="Standard">
      <style:text-properties officeooo:rsid="0027538a" officeooo:paragraph-rsid="0027538a"/>
    </style:style>
    <style:style style:name="P8" style:family="paragraph" style:parent-style-name="Standard">
      <style:text-properties officeooo:rsid="00287cfa" officeooo:paragraph-rsid="00287cfa"/>
    </style:style>
    <style:style style:name="P9" style:family="paragraph" style:parent-style-name="Standard">
      <style:text-properties officeooo:rsid="0029611c" officeooo:paragraph-rsid="0029611c"/>
    </style:style>
    <style:style style:name="P10" style:family="paragraph" style:parent-style-name="Standard">
      <style:text-properties officeooo:rsid="002a5b12" officeooo:paragraph-rsid="002a5b12"/>
    </style:style>
    <style:style style:name="T1" style:family="text">
      <style:text-properties officeooo:rsid="00296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 sistema django é composto de um diretorio do projeto e de diretórios de apps.</text:p>
      <text:p text:style-name="P2"/>
      <text:p text:style-name="P2">Cada app é criada para uma função especifica projetada.</text:p>
      <text:p text:style-name="P1"/>
      <text:p text:style-name="P1">Criação de app Django</text:p>
      <text:p text:style-name="P1"/>
      <text:p text:style-name="P1">1 Cria a app</text:p>
      <text:p text:style-name="P1">2 Registra a app no settings.py</text:p>
      <text:p text:style-name="P1">3 Cria model</text:p>
      <text:p text:style-name="P1">4 Faz Migration I (makemigrations )</text:p>
      <text:p text:style-name="P1">5 <text:s/>Faz Migration II (Migrate)</text:p>
      <text:p text:style-name="P1"/>
      <text:p text:style-name="P3">App admin</text:p>
      <text:p text:style-name="P3"/>
      <text:p text:style-name="P3">1 crear super usuario</text:p>
      <text:p text:style-name="P3">2 registrar apps criadas para aparecerem no django admin</text:p>
      <text:p text:style-name="P3"/>
      <text:p text:style-name="P4">Usando Templates</text:p>
      <text:p text:style-name="P4"/>
      <text:p text:style-name="P4">1 Configurar a pasta templates em settings.py</text:p>
      <text:p text:style-name="P4">2 Criar a pasta de templates no mesmo nível de manage.py</text:p>
      <text:p text:style-name="P4">3 Criar o arquivo index.html dentro da pasta de templates</text:p>
      <text:p text:style-name="P5">4 importar shotcuts chamndo render</text:p>
      <text:p text:style-name="P5">5 rtornar um reder com request e nome do template</text:p>
      <text:p text:style-name="P6">6 criar a url que chamará a view, que chamará o template</text:p>
      <text:p text:style-name="P6"/>
      <text:p text:style-name="P7">Usando Arquivos Estaticos (CSS, Javascript, Images)</text:p>
      <text:p text:style-name="P7"/>
      <text:p text:style-name="P7">1 Configurar a variarvel STATICFILES_DIRS = []</text:p>
      <text:p text:style-name="P7">2 criar a pasta onde ficarão os arquivos estáticos na raiz do projeto</text:p>
      <text:p text:style-name="P7">3 colocar o nome da pasta de arquivos estaticos dentro de STATICFILES_DIRS = []</text:p>
      <text:p text:style-name="P7">4 criar arquivos estaticos dentro da pasta na raiz do projeto </text:p>
      <text:p text:style-name="P8">5 Ir até a pasta de templates, em algum arquivo html e carregar os arquivos estaticos com o seguinte codigo no inicio do arquivo {% load static %}</text:p>
      <text:p text:style-name="P8">6 carregar arquivo estatico no arquivo html <text:span text:style-name="T1">&lt;link rel=” stylesheet” href=”{% load ‘style.css’%} ”&gt;</text:span></text:p>
      <text:p text:style-name="P9">7 Usar atributos nas tags html</text:p>
      <text:p text:style-name="P9"/>
      <text:p text:style-name="P10">Usando Arquivos de media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27:14.419235577</meta:creation-date>
    <dc:date>2022-08-06T13:21:14.419238915</dc:date>
    <meta:editing-duration>PT1H12M1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227" meta:character-count="1279" meta:non-whitespace-character-count="1077"/>
  </office:meta>
</office:document-meta>
</file>